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d53a3" officeooo:paragraph-rsid="001d53a3" style:font-size-asian="15.75pt" style:font-size-complex="18pt"/>
    </style:style>
    <style:style style:name="P2" style:family="paragraph" style:parent-style-name="Standard">
      <style:text-properties fo:font-size="18pt" style:text-underline-style="solid" style:text-underline-width="auto" style:text-underline-color="font-color" officeooo:rsid="001d53a3" officeooo:paragraph-rsid="001d53a3" style:font-size-asian="15.75pt" style:font-size-complex="18pt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normal" officeooo:rsid="001d53a3" officeooo:paragraph-rsid="002334fa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2pt" officeooo:rsid="001d53a3" officeooo:paragraph-rsid="001d53a3" style:font-size-asian="10.5pt" style:font-size-complex="12pt"/>
    </style:style>
    <style:style style:name="P5" style:family="paragraph" style:parent-style-name="Standard">
      <style:text-properties fo:font-size="12pt" officeooo:rsid="001d53a3" officeooo:paragraph-rsid="001d53a3" style:font-size-asian="12pt" style:font-size-complex="12pt"/>
    </style:style>
    <style:style style:name="P6" style:family="paragraph" style:parent-style-name="Standard">
      <style:text-properties fo:font-size="12pt" officeooo:rsid="001e6820" officeooo:paragraph-rsid="001e6820" style:font-size-asian="12pt" style:font-size-complex="12pt"/>
    </style:style>
    <style:style style:name="P7" style:family="paragraph" style:parent-style-name="Standard">
      <style:text-properties fo:font-size="12pt" fo:font-weight="normal" officeooo:rsid="001e6820" officeooo:paragraph-rsid="001e6820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d53a3" officeooo:paragraph-rsid="002334f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2334fa" officeooo:paragraph-rsid="002334fa" style:font-size-asian="10.5pt" style:font-weight-asian="normal" style:font-size-complex="12pt" style:font-weight-complex="normal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bold" officeooo:rsid="001e6820" style:font-size-asian="12pt" style:font-weight-asian="bold" style:font-size-complex="12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ea3b6" style:font-weight-asian="bold" style:font-weight-complex="bold"/>
    </style:style>
    <style:style style:name="T5" style:family="text">
      <style:text-properties officeooo:rsid="001e6820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style:text-underline-style="none" fo:font-weight="normal" officeooo:rsid="001ea3b6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1f518c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officeooo:rsid="001ea3b6"/>
    </style:style>
    <style:style style:name="T10" style:family="text">
      <style:text-properties style:text-line-through-style="none" style:text-line-through-type="none" officeooo:rsid="001ea3b6"/>
    </style:style>
    <style:style style:name="T11" style:family="text">
      <style:text-properties style:text-line-through-style="none" style:text-line-through-type="none" officeooo:rsid="002334fa"/>
    </style:style>
    <style:style style:name="T12" style:family="text">
      <style:text-properties style:text-line-through-style="none" style:text-line-through-type="none" fo:font-weight="bold" officeooo:rsid="002334fa" style:font-weight-asian="bold" style:font-weight-complex="bold"/>
    </style:style>
    <style:style style:name="T13" style:family="text">
      <style:text-properties style:text-line-through-style="none" style:text-line-through-type="none" style:text-underline-style="solid" style:text-underline-width="auto" style:text-underline-color="font-color" fo:font-weight="bold" officeooo:rsid="002334fa" style:font-weight-asian="bold" style:font-weight-complex="bold"/>
    </style:style>
    <style:style style:name="T14" style:family="text">
      <style:text-properties style:text-line-through-style="none" style:text-line-through-type="none" officeooo:rsid="0025c1f7"/>
    </style:style>
    <style:style style:name="T15" style:family="text">
      <style:text-properties officeooo:rsid="001fa4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Riesgos de incendio y eléctricos:</text:p>
      <text:p text:style-name="P4"/>
      <text:p text:style-name="P4"/>
      <text:p text:style-name="P4"><text:tab/><text:span text:style-name="T3">Corriente eléctrica:</text:span></text:p>
      <text:p text:style-name="P4"><text:tab/><text:tab/>-Daño por Intensidad, Voltaje o por baja resistencia en el cuepo humano.</text:p>
      <text:p text:style-name="P4"><text:tab/><text:tab/></text:p>
      <text:p text:style-name="P4"/>
      <text:p text:style-name="P4"><text:tab/><text:span text:style-name="T3">Medidas de prevencion electrico:</text:span></text:p>
      <text:p text:style-name="P4"><text:span text:style-name="T3"/></text:p>
      <text:p text:style-name="P4"><text:tab/>-Alejar l<text:span text:style-name="T15">os</text:span> cables de l<text:span text:style-name="T15">os</text:span> lu<text:span text:style-name="T15">g</text:span>ares de paso y de trabajo.</text:p>
      <text:p text:style-name="P4"><text:tab/>-No tirar del cable al desconectar la m<text:span text:style-name="T15">á</text:span>quina.</text:p>
      <text:p text:style-name="P4"><text:tab/>-Cubrir con aislantes las partes de tensión.</text:p>
      <text:p text:style-name="P4"><text:tab/>-Informar y formar al trabajador.</text:p>
      <text:p text:style-name="P4"><text:tab/>-Asegurarse de que no haya tensión antes de empezar a trabajar.</text:p>
      <text:p text:style-name="P4"/>
      <text:p text:style-name="P4"><text:tab/><text:span text:style-name="T3">Riesgos de incencio:</text:span></text:p>
      <text:p text:style-name="P4"><text:tab/></text:p>
      <text:p text:style-name="P4"><text:tab/>-Combustible.</text:p>
      <text:p text:style-name="P4"><text:tab/>-Comburente.</text:p>
      <text:p text:style-name="P4"><text:tab/>-Energía de activación.</text:p>
      <text:p text:style-name="P4"><text:tab/>-Reación en cadena.</text:p>
      <text:p text:style-name="P4"/>
      <text:p text:style-name="P1"><text:tab/><text:span text:style-name="T1">Tip</text:span><text:span text:style-name="T2">o</text:span><text:span text:style-name="T1">s de incencios:</text:span></text:p>
      <text:p text:style-name="P5"/>
      <text:p text:style-name="P5"><text:tab/>-Clase A: S<text:span text:style-name="T5">ó</text:span>lidos, como materia organica, se neutraliza con un extintor polivalente o de <text:tab/>agua <text:span text:style-name="T5">p</text:span>ulverizada.</text:p>
      <text:p text:style-name="P5"><text:span text:style-name="T5"><text:tab/>-C</text:span>lase <text:span text:style-name="T5">B:</text:span> <text:span text:style-name="T5">Lí</text:span>quidos como sustancias inflamables con extintos polivalente o CO2.</text:p>
      <text:p text:style-name="P5"><text:span text:style-name="T5"><text:tab/>-C</text:span>lase C: <text:span text:style-name="T5">C</text:span>omo gases inflamables como el butano o el propano.</text:p>
      <text:p text:style-name="P6"><text:tab/>-Clase D: Metales, polvo especial.</text:p>
      <text:p text:style-name="P6"/>
      <text:p text:style-name="P6"><text:tab/><text:span text:style-name="T4">Medidas</text:span><text:span text:style-name="T7">:</text:span></text:p>
      <text:p text:style-name="P6"><text:span text:style-name="T7"/></text:p>
      <text:p text:style-name="P6"><text:span text:style-name="T7"><text:tab/>-Orden y limpieza.</text:span></text:p>
      <text:p text:style-name="P6"><text:span text:style-name="T7"><text:tab/>-Aljar sustancias inflamables.</text:span></text:p>
      <text:p text:style-name="P6"><text:span text:style-name="T7"><text:tab/>-Apagar cualquier aparato que produzca calor si no se utiliza.</text:span></text:p>
      <text:p text:style-name="P6"><text:span text:style-name="T7"><text:tab/>-Des</text:span><text:span text:style-name="T8">conectar</text:span><text:span text:style-name="T7"> al terminar.</text:span></text:p>
      <text:p text:style-name="P6"><text:span text:style-name="T7"/></text:p>
      <text:p text:style-name="P7"><text:span text:style-name="T9"/></text:p>
      <text:p text:style-name="P3"><text:span text:style-name="T10">*Riesgos </text:span><text:span text:style-name="T11">derivados de las condiciones de seguridad, lugares y equipos de trabajo</text:span><text:span text:style-name="T10">:</text:span></text:p>
      <text:p text:style-name="P3"><text:span text:style-name="T10"/></text:p>
      <text:p text:style-name="P8"><text:span text:style-name="T10"/></text:p>
      <text:p text:style-name="P8"><text:span text:style-name="T10"><text:tab/></text:span><text:span text:style-name="T13">Condiciones constructivas:</text:span></text:p>
      <text:p text:style-name="P8"><text:span text:style-name="T11"><text:tab/></text:span></text:p>
      <text:p text:style-name="P8"><text:span text:style-name="T11"><text:tab/>-Estructuras y suelos.</text:span></text:p>
      <text:p text:style-name="P8"><text:span text:style-name="T11"><text:tab/>-Espacions de trabajo.</text:span></text:p>
      <text:p text:style-name="P8"><text:span text:style-name="T11"><text:tab/>-Barandillas.</text:span></text:p>
      <text:p text:style-name="P8"><text:span text:style-name="T11"><text:tab/>-Salidas de emergencia.</text:span></text:p>
      <text:p text:style-name="P8"><text:span text:style-name="T11"><text:tab/>-Escaleras, pasillos y puertas.</text:span></text:p>
      <text:p text:style-name="P8"><text:span text:style-name="T11"/></text:p>
      <text:p text:style-name="P8"><text:soft-page-break/><text:span text:style-name="T11"><text:tab/></text:span><text:span text:style-name="T13">Principales daños asociados:</text:span></text:p>
      <text:p text:style-name="P8"><text:span text:style-name="T11"><text:tab/></text:span></text:p>
      <text:p text:style-name="P8"><text:span text:style-name="T11"><text:tab/>-Caídas al mismo y distinto nivel.</text:span></text:p>
      <text:p text:style-name="P8"><text:span text:style-name="T11"><text:tab/>-Choques contra objetos móviles e inmoviles.</text:span></text:p>
      <text:p text:style-name="P8"><text:span text:style-name="T11"><text:tab/>-Atropellos de vehículos.</text:span></text:p>
      <text:p text:style-name="P8"><text:span text:style-name="T11"><text:tab/>-Caídas de objetos.</text:span></text:p>
      <text:p text:style-name="P8"><text:span text:style-name="T11"/></text:p>
      <text:p text:style-name="P8"><text:span text:style-name="T11"><text:tab/></text:span><text:span text:style-name="T13">Medidas preventivas para lugares de trabajo:</text:span></text:p>
      <text:p text:style-name="P8"><text:span text:style-name="T11"/></text:p>
      <text:p text:style-name="P8"><text:span text:style-name="T11"><text:tab/>-Retirada inmediata de materiales y residuos.</text:span></text:p>
      <text:p text:style-name="P8"><text:span text:style-name="T11"><text:tab/>-Almacenamiento adecuado de materiales.</text:span></text:p>
      <text:p text:style-name="P9"><text:span text:style-name="T6"><text:tab/>-Zonas comunes limpias.</text:span></text:p>
      <text:p text:style-name="P9"><text:span text:style-name="T6"><text:tab/>-Calzado antideslizante.</text:span></text:p>
      <text:p text:style-name="P9"><text:span text:style-name="T6"><text:tab/>-Separación de equipo y máquin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0:27:35.784433184</meta:creation-date>
    <dc:date>2018-10-22T10:57:22.628853226</dc:date>
    <meta:editing-duration>PT17M53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2" meta:paragraph-count="46" meta:word-count="217" meta:character-count="1550" meta:non-whitespace-character-count="1328"/>
  </office:meta>
</office:document-meta>
</file>